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text-properties officeooo:rsid="001b77d9" officeooo:paragraph-rsid="001b77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This article is currently a work in progress. Please check back soon!</text:h>
      <text:h text:style-name="P1" text:outline-level="1">How is this website built?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9T16:42:05.117810000</dc:date>
    <meta:editing-duration>PT1M4S</meta:editing-duration>
    <meta:editing-cycles>2</meta:editing-cycles>
    <meta:generator>LibreOffice/25.2.0.3$Linux_X86_64 LibreOffice_project/e1cf4a87eb02d755bce1a01209907ea5ddc8f069</meta:generator>
    <meta:document-statistic meta:table-count="0" meta:image-count="0" meta:object-count="0" meta:page-count="1" meta:paragraph-count="2" meta:word-count="17" meta:character-count="95" meta:non-whitespace-character-count="80"/>
  </office:meta>
</office:document-meta>
</file>